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5.00%" fo:text-align="left" fo:margin-bottom="8.00pt"/>
    </style:style>
  </office:automatic-styles>
  <office:body>
    <office:text>
      <text:p text:style-name="P1"><text:span text:style-name="T1">СПИСЪК НА КАРТИНИ И ПОСЛЕДОВАТЕЛНОСТ</text:span></text:p>
      <text:p text:style-name="P1"><text:span text:style-name="T2"/></text:p>
      <text:p text:style-name="P1"><text:span text:style-name="T2"/></text:p>
      <text:p text:style-name="P1"><text:span text:style-name="T3">1. 60 x 40,<text:s/></text:span><text:span text:style-name="T4">Вселена 47, акрил, смесена техника<text:s text:c="2"/>/<text:s text:c="2"/>Universe 47 , acrylic, mixed media</text:span></text:p>
      <text:p text:style-name="P1"><text:span text:style-name="T5"><text:s text:c="7"/>2)<text:s text:c="3"/>60 x 45<text:s/></text:span><text:span text:style-name="T6">Роза от Вселена 47, акрил, смесена техника/ Rose From Universe 47, acrylic, mixed media</text:span></text:p>
      <text:p text:style-name="P1"><text:span text:style-name="T7"><text:s text:c="7"/>3)<text:s text:c="3"/>100<text:s/></text:span><text:span text:style-name="T8">х 70 Космически рози, акрил, смесена техника/ Space Roses, acrylic, mixed media</text:span></text:p>
      <text:p text:style-name="P1"><text:span text:style-name="T9"/></text:p>
      <text:p text:style-name="P1"><text:span text:style-name="T10">4) 30<text:s/></text:span><text:span text:style-name="T11">х 20 РоЗЗи, акрил, смесена техника/ Rozzes, acrylic, mixed media</text:span></text:p>
      <text:p text:style-name="P1"><text:span text:style-name="T12">5) 60<text:s/></text:span><text:span text:style-name="T13">х 40 Краличка, акрил, смесена техника, малко тиксо/ Little Queen, acrylic, mixed media, some duct tape</text:span></text:p>
      <text:p text:style-name="P1"><text:span text:style-name="T14">6) 25 x 18<text:s/></text:span><text:span text:style-name="T15">Течна роза, акрил, смесена техника/ Liquid Rose, acrylic, mixed media</text:span></text:p>
      <text:p text:style-name="P1"><text:span text:style-name="T16"/></text:p>
      <text:p text:style-name="P1"><text:span text:style-name="T17">7) 80<text:s/></text:span><text:span text:style-name="T18">х 30 Роза, акрил, смесена техника/ Rose, acrylic, mixed media</text:span></text:p>
      <text:p text:style-name="P1"><text:span text:style-name="T19">8) 80<text:s/></text:span><text:span text:style-name="T20">х 30 Другите рози, акрил, смесена техника/ Other Roses, acryl, mixed media</text:span></text:p>
      <text:p text:style-name="P1"><text:span text:style-name="T21">9) 60 x 40<text:s/></text:span><text:span text:style-name="T22">Бонбонени рози, акрил, смесена техника/ Candy Roses, acryl, mixed media</text:span></text:p>
      <text:p text:style-name="P1"><text:span text:style-name="T23"/></text:p>
      <text:p text:style-name="P1"><text:span text:style-name="T23"/></text:p>
      <text:p text:style-name="P1"><text:span text:style-name="T24">10) 60<text:s/></text:span><text:span text:style-name="T25">х 40 Басмая, акрил, смесена техника/ Basmaya, acrylic, mixed media</text:span></text:p>
      <text:p text:style-name="P1"><text:span text:style-name="T26">11) 100<text:s/></text:span><text:span text:style-name="T27">х 70 Мъртво извънземно, акрил, смесена техника/ Death Alien, acrylic mixed media</text:span></text:p>
      <text:p text:style-name="P1"><text:span text:style-name="T28">12) 80<text:s/></text:span><text:span text:style-name="T29">х 80 Нигредо, акрил, смесена техника/ Nigredo, acrylic, mixed media</text:span></text:p>
      <text:p text:style-name="P1"><text:span text:style-name="T30"/></text:p>
      <text:p text:style-name="P1"><text:span text:style-name="T30"/></text:p>
      <text:p text:style-name="P1"><text:span text:style-name="T31">13) 50<text:s/></text:span><text:span text:style-name="T32">х 35 Мъртъв пламък, акрил, смесена техника /Death Flame, acrylic, mixed media</text:span></text:p>
      <text:p text:style-name="P1"><text:span text:style-name="T33">14) 30<text:s/></text:span><text:span text:style-name="T34">х 20 БъбБъб, акрил, смесена техника/ BubBub, acrylic, mixed media</text:span></text:p>
      <text:p text:style-name="P1"><text:span text:style-name="T35">15) 60<text:s/></text:span><text:span text:style-name="T36">х 45 Арсел, акрил, смесена техника/ Arsel, acrylic, mixed media</text:span></text:p>
      <text:p text:style-name="P1"><text:span text:style-name="T37"/></text:p>
      <text:p text:style-name="P1"><text:span text:style-name="T38">16) 60<text:s/></text:span><text:span text:style-name="T39">х 40 Горгона, акрил, смесена техника/ Gorgona, acrylic, mixed media</text:span></text:p>
      <text:p text:style-name="P1"><text:span text:style-name="T40">17) 50<text:s/></text:span><text:span text:style-name="T41">х 35 Турбо, акрил, смесена техника/ Turbo, acrylic, mixed media</text:span></text:p>
      <text:p text:style-name="P1"><text:span text:style-name="T42">18) 60 x 40<text:s/></text:span><text:span text:style-name="T43">Руу ,<text:s/></text:span><text:span text:style-name="T44">откупена</text:span><text:span text:style-name="T45">, акрил, смесена техника/ Roo, acrylic, mixed media, sold</text:span></text:p>
      <text:p text:style-name="P1"><text:span text:style-name="T46"/></text:p>
      <text:p text:style-name="P1"><text:span text:style-name="T46"/></text:p>
      <text:p text:style-name="P1"><text:span text:style-name="T46"/></text:p>
      <text:p text:style-name="P1"><text:span text:style-name="T46"/></text:p>
      <text:p text:style-name="P1"><text:span text:style-name="T46"/></text:p>
      <text:p text:style-name="P1"><text:span text:style-name="T47">19) 40<text:s/></text:span><text:span text:style-name="T48">х 30 Просто грозно, акрил, смесена техника/ Just Ugly, acrylic, mixed media</text:span></text:p>
      <text:p text:style-name="P1"><text:span text:style-name="T49">20) 80<text:s/></text:span><text:span text:style-name="T50">х 60 Шаман, акрил, смесена техника/ Shaman, acrylic, mixed media</text:span></text:p>
      <text:p text:style-name="P1"><text:span text:style-name="T51">21) 24<text:s/></text:span><text:span text:style-name="T52">х 19 Смотана мадама, акрил, смесена техника/ Clumsy Chick, acrylic, mixed media </text:span></text:p>
      <text:p text:style-name="P1"><text:span text:style-name="T53"/></text:p>
      <text:p text:style-name="P1"><text:span text:style-name="T54">22) 60<text:s/></text:span><text:span text:style-name="T55">х 40 Бременният плъх, акрил, смесена техника/ The Pregnant Rat, acrylic, mixed media</text:span></text:p>
      <text:p text:style-name="P1"><text:span text:style-name="T56">23) 60<text:s/></text:span><text:span text:style-name="T57">х 40 Непознато цвете, акрил, смесена техника/ Unknown Flower, acrylic, mixed media</text:span></text:p>
      <text:p text:style-name="P1"><text:span text:style-name="T58">24) 80<text:s/></text:span><text:span text:style-name="T59">х 60 Лейди Хамлет, акрил, смесена техника/ Lady Hamlet, acrylic, mixed media</text:span></text:p>
      <text:p text:style-name="P1"><text:span text:style-name="T60"/></text:p>
      <text:p text:style-name="P1"><text:span text:style-name="T61">25)<text:s text:c="2"/>80<text:s/></text:span><text:span text:style-name="T62">х 80 Грозен феникс, акрил, смесена техника/ Ugly Phoenix, acrylic, mixed media </text:span></text:p>
      <text:p text:style-name="P1"><text:span text:style-name="T63">26) 100<text:s/></text:span><text:span text:style-name="T64">на 70 Метаморт, акрил, смесена техника/ Metamort, acrylic, mixed media</text:span></text:p>
      <text:p text:style-name="P1"><text:span text:style-name="T65">27)<text:s text:c="2"/>80<text:s/></text:span><text:span text:style-name="T66">х 60 Жива илюзия/ Living Illusion, acrylic, mixed media</text:span></text:p>
      <text:p text:style-name="P1"><text:span text:style-name="T67"/></text:p>
      <text:p text:style-name="P1"><text:span text:style-name="T67"/></text:p>
      <text:p text:style-name="P1"><text:span text:style-name="T67"/></text:p>
      <text:p text:style-name="P1"><text:span text:style-name="T6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